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6.85pt" svg:y="1124.96pt">
            <loext:p draw:notify-on-update-of-ranges="Sheet1.A1:Sheet1.A1 Sheet1.A2:Sheet1.A101 Sheet1.B1:Sheet1.B1 Sheet1.B2:Sheet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" office:value-type="float" office:value="0.840021233889274" calcext:value-type="float">
            <text:p>0.8400212339</text:p>
          </table:table-cell>
          <table:table-cell table:formula="of:=-0.8 + [.A2]*1.625+NORMINV(RAND();0; 0.1)" office:value-type="float" office:value="0.540267800803568" calcext:value-type="float">
            <text:p>0.5402678008</text:p>
          </table:table-cell>
        </table:table-row>
        <table:table-row table:style-name="ro1">
          <table:table-cell table:formula="of:=RAND()" office:value-type="float" office:value="0.62224499846343" calcext:value-type="float">
            <text:p>0.6222449985</text:p>
          </table:table-cell>
          <table:table-cell table:formula="of:=-0.8 + [.A3]*1.625+NORMINV(RAND();0; 0.1)" office:value-type="float" office:value="0.297556315024701" calcext:value-type="float">
            <text:p>0.297556315</text:p>
          </table:table-cell>
        </table:table-row>
        <table:table-row table:style-name="ro1">
          <table:table-cell table:formula="of:=RAND()" office:value-type="float" office:value="0.273051336291246" calcext:value-type="float">
            <text:p>0.2730513363</text:p>
          </table:table-cell>
          <table:table-cell table:formula="of:=-0.8 + [.A4]*1.625+NORMINV(RAND();0; 0.1)" office:value-type="float" office:value="-0.337134204582575" calcext:value-type="float">
            <text:p>-0.3371342046</text:p>
          </table:table-cell>
        </table:table-row>
        <table:table-row table:style-name="ro1">
          <table:table-cell table:formula="of:=RAND()" office:value-type="float" office:value="0.213031828985549" calcext:value-type="float">
            <text:p>0.213031829</text:p>
          </table:table-cell>
          <table:table-cell table:formula="of:=-0.8 + [.A5]*1.625+NORMINV(RAND();0; 0.1)" office:value-type="float" office:value="-0.702011107050848" calcext:value-type="float">
            <text:p>-0.7020111071</text:p>
          </table:table-cell>
        </table:table-row>
        <table:table-row table:style-name="ro1">
          <table:table-cell table:formula="of:=RAND()" office:value-type="float" office:value="0.588552675559185" calcext:value-type="float">
            <text:p>0.5885526756</text:p>
          </table:table-cell>
          <table:table-cell table:formula="of:=-0.8 + [.A6]*1.625+NORMINV(RAND();0; 0.1)" office:value-type="float" office:value="0.278575488868916" calcext:value-type="float">
            <text:p>0.2785754889</text:p>
          </table:table-cell>
        </table:table-row>
        <table:table-row table:style-name="ro1">
          <table:table-cell table:formula="of:=RAND()" office:value-type="float" office:value="0.0825221041450277" calcext:value-type="float">
            <text:p>0.0825221041</text:p>
          </table:table-cell>
          <table:table-cell table:formula="of:=-0.8 + [.A7]*1.625+NORMINV(RAND();0; 0.1)" office:value-type="float" office:value="-0.537850947798754" calcext:value-type="float">
            <text:p>-0.5378509478</text:p>
          </table:table-cell>
        </table:table-row>
        <table:table-row table:style-name="ro1">
          <table:table-cell table:formula="of:=RAND()" office:value-type="float" office:value="0.971209352486767" calcext:value-type="float">
            <text:p>0.9712093525</text:p>
          </table:table-cell>
          <table:table-cell table:formula="of:=-0.8 + [.A8]*1.625+NORMINV(RAND();0; 0.1)" office:value-type="float" office:value="0.734047045332153" calcext:value-type="float">
            <text:p>0.7340470453</text:p>
          </table:table-cell>
        </table:table-row>
        <table:table-row table:style-name="ro1">
          <table:table-cell table:formula="of:=RAND()" office:value-type="float" office:value="0.93366717628669" calcext:value-type="float">
            <text:p>0.9336671763</text:p>
          </table:table-cell>
          <table:table-cell table:formula="of:=-0.8 + [.A9]*1.625+NORMINV(RAND();0; 0.1)" office:value-type="float" office:value="0.615299620630343" calcext:value-type="float">
            <text:p>0.6152996206</text:p>
          </table:table-cell>
        </table:table-row>
        <table:table-row table:style-name="ro1">
          <table:table-cell table:formula="of:=RAND()" office:value-type="float" office:value="0.365461802459322" calcext:value-type="float">
            <text:p>0.3654618025</text:p>
          </table:table-cell>
          <table:table-cell table:formula="of:=-0.8 + [.A10]*1.625+NORMINV(RAND();0; 0.1)" office:value-type="float" office:value="-0.190056788190954" calcext:value-type="float">
            <text:p>-0.1900567882</text:p>
          </table:table-cell>
        </table:table-row>
        <table:table-row table:style-name="ro1">
          <table:table-cell table:formula="of:=RAND()" office:value-type="float" office:value="0.117091764812358" calcext:value-type="float">
            <text:p>0.1170917648</text:p>
          </table:table-cell>
          <table:table-cell table:formula="of:=-0.8 + [.A11]*1.625+NORMINV(RAND();0; 0.1)" office:value-type="float" office:value="-0.528576831638914" calcext:value-type="float">
            <text:p>-0.5285768316</text:p>
          </table:table-cell>
        </table:table-row>
        <table:table-row table:style-name="ro1">
          <table:table-cell table:formula="of:=RAND()" office:value-type="float" office:value="0.230434497701935" calcext:value-type="float">
            <text:p>0.2304344977</text:p>
          </table:table-cell>
          <table:table-cell table:formula="of:=-0.8 + [.A12]*1.625+NORMINV(RAND();0; 0.1)" office:value-type="float" office:value="-0.578273122859063" calcext:value-type="float">
            <text:p>-0.5782731229</text:p>
          </table:table-cell>
        </table:table-row>
        <table:table-row table:style-name="ro1">
          <table:table-cell table:formula="of:=RAND()" office:value-type="float" office:value="0.911635180353187" calcext:value-type="float">
            <text:p>0.9116351804</text:p>
          </table:table-cell>
          <table:table-cell table:formula="of:=-0.8 + [.A13]*1.625+NORMINV(RAND();0; 0.1)" office:value-type="float" office:value="0.724434475109677" calcext:value-type="float">
            <text:p>0.7244344751</text:p>
          </table:table-cell>
        </table:table-row>
        <table:table-row table:style-name="ro1">
          <table:table-cell table:formula="of:=RAND()" office:value-type="float" office:value="0.499604375683703" calcext:value-type="float">
            <text:p>0.4996043757</text:p>
          </table:table-cell>
          <table:table-cell table:formula="of:=-0.8 + [.A14]*1.625+NORMINV(RAND();0; 0.1)" office:value-type="float" office:value="-0.0405153658541745" calcext:value-type="float">
            <text:p>-0.0405153659</text:p>
          </table:table-cell>
        </table:table-row>
        <table:table-row table:style-name="ro1">
          <table:table-cell table:formula="of:=RAND()" office:value-type="float" office:value="0.846267388085835" calcext:value-type="float">
            <text:p>0.8462673881</text:p>
          </table:table-cell>
          <table:table-cell table:formula="of:=-0.8 + [.A15]*1.625+NORMINV(RAND();0; 0.1)" office:value-type="float" office:value="0.481288170112142" calcext:value-type="float">
            <text:p>0.4812881701</text:p>
          </table:table-cell>
        </table:table-row>
        <table:table-row table:style-name="ro1">
          <table:table-cell table:formula="of:=RAND()" office:value-type="float" office:value="0.224983874126337" calcext:value-type="float">
            <text:p>0.2249838741</text:p>
          </table:table-cell>
          <table:table-cell table:formula="of:=-0.8 + [.A16]*1.625+NORMINV(RAND();0; 0.1)" office:value-type="float" office:value="-0.320808208442911" calcext:value-type="float">
            <text:p>-0.3208082084</text:p>
          </table:table-cell>
        </table:table-row>
        <table:table-row table:style-name="ro1">
          <table:table-cell table:formula="of:=RAND()" office:value-type="float" office:value="0.569643527152948" calcext:value-type="float">
            <text:p>0.5696435272</text:p>
          </table:table-cell>
          <table:table-cell table:formula="of:=-0.8 + [.A17]*1.625+NORMINV(RAND();0; 0.1)" office:value-type="float" office:value="0.196767297694475" calcext:value-type="float">
            <text:p>0.1967672977</text:p>
          </table:table-cell>
        </table:table-row>
        <table:table-row table:style-name="ro1">
          <table:table-cell table:formula="of:=RAND()" office:value-type="float" office:value="0.972094192053191" calcext:value-type="float">
            <text:p>0.9720941921</text:p>
          </table:table-cell>
          <table:table-cell table:formula="of:=-0.8 + [.A18]*1.625+NORMINV(RAND();0; 0.1)" office:value-type="float" office:value="0.741222074769136" calcext:value-type="float">
            <text:p>0.7412220748</text:p>
          </table:table-cell>
        </table:table-row>
        <table:table-row table:style-name="ro1">
          <table:table-cell table:formula="of:=RAND()" office:value-type="float" office:value="0.584820879739709" calcext:value-type="float">
            <text:p>0.5848208797</text:p>
          </table:table-cell>
          <table:table-cell table:formula="of:=-0.8 + [.A19]*1.625+NORMINV(RAND();0; 0.1)" office:value-type="float" office:value="0.14428257776253" calcext:value-type="float">
            <text:p>0.1442825778</text:p>
          </table:table-cell>
        </table:table-row>
        <table:table-row table:style-name="ro1">
          <table:table-cell table:formula="of:=RAND()" office:value-type="float" office:value="0.594913234817795" calcext:value-type="float">
            <text:p>0.5949132348</text:p>
          </table:table-cell>
          <table:table-cell table:formula="of:=-0.8 + [.A20]*1.625+NORMINV(RAND();0; 0.1)" office:value-type="float" office:value="-0.119820719388519" calcext:value-type="float">
            <text:p>-0.1198207194</text:p>
          </table:table-cell>
        </table:table-row>
        <table:table-row table:style-name="ro1">
          <table:table-cell table:formula="of:=RAND()" office:value-type="float" office:value="0.353364711278118" calcext:value-type="float">
            <text:p>0.3533647113</text:p>
          </table:table-cell>
          <table:table-cell table:formula="of:=-0.8 + [.A21]*1.625+NORMINV(RAND();0; 0.1)" office:value-type="float" office:value="-0.240413771271262" calcext:value-type="float">
            <text:p>-0.2404137713</text:p>
          </table:table-cell>
        </table:table-row>
        <table:table-row table:style-name="ro1">
          <table:table-cell table:formula="of:=RAND()" office:value-type="float" office:value="0.378618053509854" calcext:value-type="float">
            <text:p>0.3786180535</text:p>
          </table:table-cell>
          <table:table-cell table:formula="of:=-0.8 + [.A22]*1.625+NORMINV(RAND();0; 0.1)" office:value-type="float" office:value="-0.218337695546782" calcext:value-type="float">
            <text:p>-0.2183376955</text:p>
          </table:table-cell>
        </table:table-row>
        <table:table-row table:style-name="ro1">
          <table:table-cell table:formula="of:=RAND()" office:value-type="float" office:value="0.60347010649275" calcext:value-type="float">
            <text:p>0.6034701065</text:p>
          </table:table-cell>
          <table:table-cell table:formula="of:=-0.8 + [.A23]*1.625+NORMINV(RAND();0; 0.1)" office:value-type="float" office:value="0.225104038146232" calcext:value-type="float">
            <text:p>0.2251040381</text:p>
          </table:table-cell>
        </table:table-row>
        <table:table-row table:style-name="ro1">
          <table:table-cell table:formula="of:=RAND()" office:value-type="float" office:value="0.300006223260425" calcext:value-type="float">
            <text:p>0.3000062233</text:p>
          </table:table-cell>
          <table:table-cell table:formula="of:=-0.8 + [.A24]*1.625+NORMINV(RAND();0; 0.1)" office:value-type="float" office:value="-0.361948564021578" calcext:value-type="float">
            <text:p>-0.361948564</text:p>
          </table:table-cell>
        </table:table-row>
        <table:table-row table:style-name="ro1">
          <table:table-cell table:formula="of:=RAND()" office:value-type="float" office:value="0.470314081641845" calcext:value-type="float">
            <text:p>0.4703140816</text:p>
          </table:table-cell>
          <table:table-cell table:formula="of:=-0.8 + [.A25]*1.625+NORMINV(RAND();0; 0.1)" office:value-type="float" office:value="-0.0480726044744913" calcext:value-type="float">
            <text:p>-0.0480726045</text:p>
          </table:table-cell>
        </table:table-row>
        <table:table-row table:style-name="ro1">
          <table:table-cell table:formula="of:=RAND()" office:value-type="float" office:value="0.67931085487362" calcext:value-type="float">
            <text:p>0.6793108549</text:p>
          </table:table-cell>
          <table:table-cell table:formula="of:=-0.8 + [.A26]*1.625+NORMINV(RAND();0; 0.1)" office:value-type="float" office:value="0.410380234552657" calcext:value-type="float">
            <text:p>0.4103802346</text:p>
          </table:table-cell>
        </table:table-row>
        <table:table-row table:style-name="ro1">
          <table:table-cell table:formula="of:=RAND()" office:value-type="float" office:value="0.579200139618479" calcext:value-type="float">
            <text:p>0.5792001396</text:p>
          </table:table-cell>
          <table:table-cell table:formula="of:=-0.8 + [.A27]*1.625+NORMINV(RAND();0; 0.1)" office:value-type="float" office:value="0.0535161394800145" calcext:value-type="float">
            <text:p>0.0535161395</text:p>
          </table:table-cell>
        </table:table-row>
        <table:table-row table:style-name="ro1">
          <table:table-cell table:formula="of:=RAND()" office:value-type="float" office:value="0.841932675219141" calcext:value-type="float">
            <text:p>0.8419326752</text:p>
          </table:table-cell>
          <table:table-cell table:formula="of:=-0.8 + [.A28]*1.625+NORMINV(RAND();0; 0.1)" office:value-type="float" office:value="0.519078905262025" calcext:value-type="float">
            <text:p>0.5190789053</text:p>
          </table:table-cell>
        </table:table-row>
        <table:table-row table:style-name="ro1">
          <table:table-cell table:formula="of:=RAND()" office:value-type="float" office:value="0.361904549994506" calcext:value-type="float">
            <text:p>0.36190455</text:p>
          </table:table-cell>
          <table:table-cell table:formula="of:=-0.8 + [.A29]*1.625+NORMINV(RAND();0; 0.1)" office:value-type="float" office:value="-0.380061772530804" calcext:value-type="float">
            <text:p>-0.3800617725</text:p>
          </table:table-cell>
        </table:table-row>
        <table:table-row table:style-name="ro1">
          <table:table-cell table:formula="of:=RAND()" office:value-type="float" office:value="0.833873050636612" calcext:value-type="float">
            <text:p>0.8338730506</text:p>
          </table:table-cell>
          <table:table-cell table:formula="of:=-0.8 + [.A30]*1.625+NORMINV(RAND();0; 0.1)" office:value-type="float" office:value="0.622883417086503" calcext:value-type="float">
            <text:p>0.6228834171</text:p>
          </table:table-cell>
        </table:table-row>
        <table:table-row table:style-name="ro1">
          <table:table-cell table:formula="of:=RAND()" office:value-type="float" office:value="0.570789977093227" calcext:value-type="float">
            <text:p>0.5707899771</text:p>
          </table:table-cell>
          <table:table-cell table:formula="of:=-0.8 + [.A31]*1.625+NORMINV(RAND();0; 0.1)" office:value-type="float" office:value="-0.0492986887186427" calcext:value-type="float">
            <text:p>-0.0492986887</text:p>
          </table:table-cell>
        </table:table-row>
        <table:table-row table:style-name="ro1">
          <table:table-cell table:formula="of:=RAND()" office:value-type="float" office:value="0.242299207835458" calcext:value-type="float">
            <text:p>0.2422992078</text:p>
          </table:table-cell>
          <table:table-cell table:formula="of:=-0.8 + [.A32]*1.625+NORMINV(RAND();0; 0.1)" office:value-type="float" office:value="-0.398494402859978" calcext:value-type="float">
            <text:p>-0.3984944029</text:p>
          </table:table-cell>
        </table:table-row>
        <table:table-row table:style-name="ro1">
          <table:table-cell table:formula="of:=RAND()" office:value-type="float" office:value="0.437002736725844" calcext:value-type="float">
            <text:p>0.4370027367</text:p>
          </table:table-cell>
          <table:table-cell table:formula="of:=-0.8 + [.A33]*1.625+NORMINV(RAND();0; 0.1)" office:value-type="float" office:value="-0.116354446455116" calcext:value-type="float">
            <text:p>-0.1163544465</text:p>
          </table:table-cell>
        </table:table-row>
        <table:table-row table:style-name="ro1">
          <table:table-cell table:formula="of:=RAND()" office:value-type="float" office:value="0.38537405023817" calcext:value-type="float">
            <text:p>0.3853740502</text:p>
          </table:table-cell>
          <table:table-cell table:formula="of:=-0.8 + [.A34]*1.625+NORMINV(RAND();0; 0.1)" office:value-type="float" office:value="-0.116445776630737" calcext:value-type="float">
            <text:p>-0.1164457766</text:p>
          </table:table-cell>
        </table:table-row>
        <table:table-row table:style-name="ro1">
          <table:table-cell table:formula="of:=RAND()" office:value-type="float" office:value="0.379058046848513" calcext:value-type="float">
            <text:p>0.3790580468</text:p>
          </table:table-cell>
          <table:table-cell table:formula="of:=-0.8 + [.A35]*1.625+NORMINV(RAND();0; 0.1)" office:value-type="float" office:value="-0.370493083298746" calcext:value-type="float">
            <text:p>-0.3704930833</text:p>
          </table:table-cell>
        </table:table-row>
        <table:table-row table:style-name="ro1">
          <table:table-cell table:formula="of:=RAND()" office:value-type="float" office:value="0.98848129354883" calcext:value-type="float">
            <text:p>0.9884812935</text:p>
          </table:table-cell>
          <table:table-cell table:formula="of:=-0.8 + [.A36]*1.625+NORMINV(RAND();0; 0.1)" office:value-type="float" office:value="0.875670609910795" calcext:value-type="float">
            <text:p>0.8756706099</text:p>
          </table:table-cell>
        </table:table-row>
        <table:table-row table:style-name="ro1">
          <table:table-cell table:formula="of:=RAND()" office:value-type="float" office:value="0.802288788021542" calcext:value-type="float">
            <text:p>0.802288788</text:p>
          </table:table-cell>
          <table:table-cell table:formula="of:=-0.8 + [.A37]*1.625+NORMINV(RAND();0; 0.1)" office:value-type="float" office:value="0.544547313892741" calcext:value-type="float">
            <text:p>0.5445473139</text:p>
          </table:table-cell>
        </table:table-row>
        <table:table-row table:style-name="ro1">
          <table:table-cell table:formula="of:=RAND()" office:value-type="float" office:value="0.826098360703327" calcext:value-type="float">
            <text:p>0.8260983607</text:p>
          </table:table-cell>
          <table:table-cell table:formula="of:=-0.8 + [.A38]*1.625+NORMINV(RAND();0; 0.1)" office:value-type="float" office:value="0.501560717711483" calcext:value-type="float">
            <text:p>0.5015607177</text:p>
          </table:table-cell>
        </table:table-row>
        <table:table-row table:style-name="ro1">
          <table:table-cell table:formula="of:=RAND()" office:value-type="float" office:value="0.760582052753307" calcext:value-type="float">
            <text:p>0.7605820528</text:p>
          </table:table-cell>
          <table:table-cell table:formula="of:=-0.8 + [.A39]*1.625+NORMINV(RAND();0; 0.1)" office:value-type="float" office:value="0.608379153534052" calcext:value-type="float">
            <text:p>0.6083791535</text:p>
          </table:table-cell>
        </table:table-row>
        <table:table-row table:style-name="ro1">
          <table:table-cell table:formula="of:=RAND()" office:value-type="float" office:value="0.375527823227458" calcext:value-type="float">
            <text:p>0.3755278232</text:p>
          </table:table-cell>
          <table:table-cell table:formula="of:=-0.8 + [.A40]*1.625+NORMINV(RAND();0; 0.1)" office:value-type="float" office:value="-0.130440230461026" calcext:value-type="float">
            <text:p>-0.1304402305</text:p>
          </table:table-cell>
        </table:table-row>
        <table:table-row table:style-name="ro1">
          <table:table-cell table:formula="of:=RAND()" office:value-type="float" office:value="0.777072773664258" calcext:value-type="float">
            <text:p>0.7770727737</text:p>
          </table:table-cell>
          <table:table-cell table:formula="of:=-0.8 + [.A41]*1.625+NORMINV(RAND();0; 0.1)" office:value-type="float" office:value="0.540856972747443" calcext:value-type="float">
            <text:p>0.5408569727</text:p>
          </table:table-cell>
        </table:table-row>
        <table:table-row table:style-name="ro1">
          <table:table-cell table:formula="of:=RAND()" office:value-type="float" office:value="0.264626061893068" calcext:value-type="float">
            <text:p>0.2646260619</text:p>
          </table:table-cell>
          <table:table-cell table:formula="of:=-0.8 + [.A42]*1.625+NORMINV(RAND();0; 0.1)" office:value-type="float" office:value="-0.449630686102458" calcext:value-type="float">
            <text:p>-0.4496306861</text:p>
          </table:table-cell>
        </table:table-row>
        <table:table-row table:style-name="ro1">
          <table:table-cell table:formula="of:=RAND()" office:value-type="float" office:value="0.361741176689975" calcext:value-type="float">
            <text:p>0.3617411767</text:p>
          </table:table-cell>
          <table:table-cell table:formula="of:=-0.8 + [.A43]*1.625+NORMINV(RAND();0; 0.1)" office:value-type="float" office:value="-0.26296797844822" calcext:value-type="float">
            <text:p>-0.2629679784</text:p>
          </table:table-cell>
        </table:table-row>
        <table:table-row table:style-name="ro1">
          <table:table-cell table:formula="of:=RAND()" office:value-type="float" office:value="0.292267611599527" calcext:value-type="float">
            <text:p>0.2922676116</text:p>
          </table:table-cell>
          <table:table-cell table:formula="of:=-0.8 + [.A44]*1.625+NORMINV(RAND();0; 0.1)" office:value-type="float" office:value="-0.309925052931229" calcext:value-type="float">
            <text:p>-0.3099250529</text:p>
          </table:table-cell>
        </table:table-row>
        <table:table-row table:style-name="ro1">
          <table:table-cell table:formula="of:=RAND()" office:value-type="float" office:value="0.0985952479531989" calcext:value-type="float">
            <text:p>0.098595248</text:p>
          </table:table-cell>
          <table:table-cell table:formula="of:=-0.8 + [.A45]*1.625+NORMINV(RAND();0; 0.1)" office:value-type="float" office:value="-0.661555752112777" calcext:value-type="float">
            <text:p>-0.6615557521</text:p>
          </table:table-cell>
        </table:table-row>
        <table:table-row table:style-name="ro1">
          <table:table-cell table:formula="of:=RAND()" office:value-type="float" office:value="0.763666147948243" calcext:value-type="float">
            <text:p>0.7636661479</text:p>
          </table:table-cell>
          <table:table-cell table:formula="of:=-0.8 + [.A46]*1.625+NORMINV(RAND();0; 0.1)" office:value-type="float" office:value="0.377563402496665" calcext:value-type="float">
            <text:p>0.3775634025</text:p>
          </table:table-cell>
        </table:table-row>
        <table:table-row table:style-name="ro1">
          <table:table-cell table:formula="of:=RAND()" office:value-type="float" office:value="0.0760323008289561" calcext:value-type="float">
            <text:p>0.0760323008</text:p>
          </table:table-cell>
          <table:table-cell table:formula="of:=-0.8 + [.A47]*1.625+NORMINV(RAND();0; 0.1)" office:value-type="float" office:value="-0.769519728472233" calcext:value-type="float">
            <text:p>-0.7695197285</text:p>
          </table:table-cell>
        </table:table-row>
        <table:table-row table:style-name="ro1">
          <table:table-cell table:formula="of:=RAND()" office:value-type="float" office:value="0.0106935891089961" calcext:value-type="float">
            <text:p>0.0106935891</text:p>
          </table:table-cell>
          <table:table-cell table:formula="of:=-0.8 + [.A48]*1.625+NORMINV(RAND();0; 0.1)" office:value-type="float" office:value="-0.76496702362232" calcext:value-type="float">
            <text:p>-0.7649670236</text:p>
          </table:table-cell>
        </table:table-row>
        <table:table-row table:style-name="ro1">
          <table:table-cell table:formula="of:=RAND()" office:value-type="float" office:value="0.78159540577326" calcext:value-type="float">
            <text:p>0.7815954058</text:p>
          </table:table-cell>
          <table:table-cell table:formula="of:=-0.8 + [.A49]*1.625+NORMINV(RAND();0; 0.1)" office:value-type="float" office:value="0.541318705712957" calcext:value-type="float">
            <text:p>0.5413187057</text:p>
          </table:table-cell>
        </table:table-row>
        <table:table-row table:style-name="ro1">
          <table:table-cell table:formula="of:=RAND()" office:value-type="float" office:value="0.825234470772557" calcext:value-type="float">
            <text:p>0.8252344708</text:p>
          </table:table-cell>
          <table:table-cell table:formula="of:=-0.8 + [.A50]*1.625+NORMINV(RAND();0; 0.1)" office:value-type="float" office:value="0.775117800813515" calcext:value-type="float">
            <text:p>0.7751178008</text:p>
          </table:table-cell>
        </table:table-row>
        <table:table-row table:style-name="ro1">
          <table:table-cell table:formula="of:=RAND()" office:value-type="float" office:value="0.776427147793584" calcext:value-type="float">
            <text:p>0.7764271478</text:p>
          </table:table-cell>
          <table:table-cell table:formula="of:=-0.8 + [.A51]*1.625+NORMINV(RAND();0; 0.1)" office:value-type="float" office:value="0.381785932343976" calcext:value-type="float">
            <text:p>0.3817859323</text:p>
          </table:table-cell>
        </table:table-row>
        <table:table-row table:style-name="ro1">
          <table:table-cell table:formula="of:=RAND()" office:value-type="float" office:value="0.773345186025836" calcext:value-type="float">
            <text:p>0.773345186</text:p>
          </table:table-cell>
          <table:table-cell table:formula="of:=-0.8 + [.A52]*1.625+NORMINV(RAND();0; 0.1)" office:value-type="float" office:value="0.405948677956523" calcext:value-type="float">
            <text:p>0.405948678</text:p>
          </table:table-cell>
        </table:table-row>
        <table:table-row table:style-name="ro1">
          <table:table-cell table:formula="of:=RAND()" office:value-type="float" office:value="0.49887848587241" calcext:value-type="float">
            <text:p>0.4988784859</text:p>
          </table:table-cell>
          <table:table-cell table:formula="of:=-0.8 + [.A53]*1.625+NORMINV(RAND();0; 0.1)" office:value-type="float" office:value="-0.249747957602213" calcext:value-type="float">
            <text:p>-0.2497479576</text:p>
          </table:table-cell>
        </table:table-row>
        <table:table-row table:style-name="ro1">
          <table:table-cell table:formula="of:=RAND()" office:value-type="float" office:value="0.0989847850287333" calcext:value-type="float">
            <text:p>0.098984785</text:p>
          </table:table-cell>
          <table:table-cell table:formula="of:=-0.8 + [.A54]*1.625+NORMINV(RAND();0; 0.1)" office:value-type="float" office:value="-0.634586826719535" calcext:value-type="float">
            <text:p>-0.6345868267</text:p>
          </table:table-cell>
        </table:table-row>
        <table:table-row table:style-name="ro1">
          <table:table-cell table:formula="of:=RAND()" office:value-type="float" office:value="0.601435859571211" calcext:value-type="float">
            <text:p>0.6014358596</text:p>
          </table:table-cell>
          <table:table-cell table:formula="of:=-0.8 + [.A55]*1.625+NORMINV(RAND();0; 0.1)" office:value-type="float" office:value="0.377017783440292" calcext:value-type="float">
            <text:p>0.3770177834</text:p>
          </table:table-cell>
        </table:table-row>
        <table:table-row table:style-name="ro1">
          <table:table-cell table:formula="of:=RAND()" office:value-type="float" office:value="0.311701679951511" calcext:value-type="float">
            <text:p>0.31170168</text:p>
          </table:table-cell>
          <table:table-cell table:formula="of:=-0.8 + [.A56]*1.625+NORMINV(RAND();0; 0.1)" office:value-type="float" office:value="-0.480445125912506" calcext:value-type="float">
            <text:p>-0.4804451259</text:p>
          </table:table-cell>
        </table:table-row>
        <table:table-row table:style-name="ro1">
          <table:table-cell table:formula="of:=RAND()" office:value-type="float" office:value="0.296935536316596" calcext:value-type="float">
            <text:p>0.2969355363</text:p>
          </table:table-cell>
          <table:table-cell table:formula="of:=-0.8 + [.A57]*1.625+NORMINV(RAND();0; 0.1)" office:value-type="float" office:value="-0.323852375993131" calcext:value-type="float">
            <text:p>-0.323852376</text:p>
          </table:table-cell>
        </table:table-row>
        <table:table-row table:style-name="ro1">
          <table:table-cell table:formula="of:=RAND()" office:value-type="float" office:value="0.355850003077649" calcext:value-type="float">
            <text:p>0.3558500031</text:p>
          </table:table-cell>
          <table:table-cell table:formula="of:=-0.8 + [.A58]*1.625+NORMINV(RAND();0; 0.1)" office:value-type="float" office:value="-0.296793329018494" calcext:value-type="float">
            <text:p>-0.296793329</text:p>
          </table:table-cell>
        </table:table-row>
        <table:table-row table:style-name="ro1">
          <table:table-cell table:formula="of:=RAND()" office:value-type="float" office:value="0.773359087179415" calcext:value-type="float">
            <text:p>0.7733590872</text:p>
          </table:table-cell>
          <table:table-cell table:formula="of:=-0.8 + [.A59]*1.625+NORMINV(RAND();0; 0.1)" office:value-type="float" office:value="0.516413400642326" calcext:value-type="float">
            <text:p>0.5164134006</text:p>
          </table:table-cell>
        </table:table-row>
        <table:table-row table:style-name="ro1">
          <table:table-cell table:formula="of:=RAND()" office:value-type="float" office:value="0.602599287522025" calcext:value-type="float">
            <text:p>0.6025992875</text:p>
          </table:table-cell>
          <table:table-cell table:formula="of:=-0.8 + [.A60]*1.625+NORMINV(RAND();0; 0.1)" office:value-type="float" office:value="0.248424469099102" calcext:value-type="float">
            <text:p>0.2484244691</text:p>
          </table:table-cell>
        </table:table-row>
        <table:table-row table:style-name="ro1">
          <table:table-cell table:formula="of:=RAND()" office:value-type="float" office:value="0.647669167374261" calcext:value-type="float">
            <text:p>0.6476691674</text:p>
          </table:table-cell>
          <table:table-cell table:formula="of:=-0.8 + [.A61]*1.625+NORMINV(RAND();0; 0.1)" office:value-type="float" office:value="0.190052847835163" calcext:value-type="float">
            <text:p>0.1900528478</text:p>
          </table:table-cell>
        </table:table-row>
        <table:table-row table:style-name="ro1">
          <table:table-cell table:formula="of:=RAND()" office:value-type="float" office:value="0.895270047592931" calcext:value-type="float">
            <text:p>0.8952700476</text:p>
          </table:table-cell>
          <table:table-cell table:formula="of:=-0.8 + [.A62]*1.625+NORMINV(RAND();0; 0.1)" office:value-type="float" office:value="0.544274481114443" calcext:value-type="float">
            <text:p>0.5442744811</text:p>
          </table:table-cell>
        </table:table-row>
        <table:table-row table:style-name="ro1">
          <table:table-cell table:formula="of:=RAND()" office:value-type="float" office:value="0.166301092482172" calcext:value-type="float">
            <text:p>0.1663010925</text:p>
          </table:table-cell>
          <table:table-cell table:formula="of:=-0.8 + [.A63]*1.625+NORMINV(RAND();0; 0.1)" office:value-type="float" office:value="-0.611067220833616" calcext:value-type="float">
            <text:p>-0.6110672208</text:p>
          </table:table-cell>
        </table:table-row>
        <table:table-row table:style-name="ro1">
          <table:table-cell table:formula="of:=RAND()" office:value-type="float" office:value="0.913815486594103" calcext:value-type="float">
            <text:p>0.9138154866</text:p>
          </table:table-cell>
          <table:table-cell table:formula="of:=-0.8 + [.A64]*1.625+NORMINV(RAND();0; 0.1)" office:value-type="float" office:value="0.798018748630005" calcext:value-type="float">
            <text:p>0.7980187486</text:p>
          </table:table-cell>
        </table:table-row>
        <table:table-row table:style-name="ro1">
          <table:table-cell table:formula="of:=RAND()" office:value-type="float" office:value="0.326751261600293" calcext:value-type="float">
            <text:p>0.3267512616</text:p>
          </table:table-cell>
          <table:table-cell table:formula="of:=-0.8 + [.A65]*1.625+NORMINV(RAND();0; 0.1)" office:value-type="float" office:value="-0.24434083190472" calcext:value-type="float">
            <text:p>-0.2443408319</text:p>
          </table:table-cell>
        </table:table-row>
        <table:table-row table:style-name="ro1">
          <table:table-cell table:formula="of:=RAND()" office:value-type="float" office:value="0.356062104809098" calcext:value-type="float">
            <text:p>0.3560621048</text:p>
          </table:table-cell>
          <table:table-cell table:formula="of:=-0.8 + [.A66]*1.625+NORMINV(RAND();0; 0.1)" office:value-type="float" office:value="-0.27508254230036" calcext:value-type="float">
            <text:p>-0.2750825423</text:p>
          </table:table-cell>
        </table:table-row>
        <table:table-row table:style-name="ro1">
          <table:table-cell table:formula="of:=RAND()" office:value-type="float" office:value="0.325117055908777" calcext:value-type="float">
            <text:p>0.3251170559</text:p>
          </table:table-cell>
          <table:table-cell table:formula="of:=-0.8 + [.A67]*1.625+NORMINV(RAND();0; 0.1)" office:value-type="float" office:value="-0.14229883565435" calcext:value-type="float">
            <text:p>-0.1422988357</text:p>
          </table:table-cell>
        </table:table-row>
        <table:table-row table:style-name="ro1">
          <table:table-cell table:formula="of:=RAND()" office:value-type="float" office:value="0.785725990426727" calcext:value-type="float">
            <text:p>0.7857259904</text:p>
          </table:table-cell>
          <table:table-cell table:formula="of:=-0.8 + [.A68]*1.625+NORMINV(RAND();0; 0.1)" office:value-type="float" office:value="0.442909729701949" calcext:value-type="float">
            <text:p>0.4429097297</text:p>
          </table:table-cell>
        </table:table-row>
        <table:table-row table:style-name="ro1">
          <table:table-cell table:formula="of:=RAND()" office:value-type="float" office:value="0.838093556347303" calcext:value-type="float">
            <text:p>0.8380935563</text:p>
          </table:table-cell>
          <table:table-cell table:formula="of:=-0.8 + [.A69]*1.625+NORMINV(RAND();0; 0.1)" office:value-type="float" office:value="0.723948533425638" calcext:value-type="float">
            <text:p>0.7239485334</text:p>
          </table:table-cell>
        </table:table-row>
        <table:table-row table:style-name="ro1">
          <table:table-cell table:formula="of:=RAND()" office:value-type="float" office:value="0.73719544231426" calcext:value-type="float">
            <text:p>0.7371954423</text:p>
          </table:table-cell>
          <table:table-cell table:formula="of:=-0.8 + [.A70]*1.625+NORMINV(RAND();0; 0.1)" office:value-type="float" office:value="0.357248186028807" calcext:value-type="float">
            <text:p>0.357248186</text:p>
          </table:table-cell>
        </table:table-row>
        <table:table-row table:style-name="ro1">
          <table:table-cell table:formula="of:=RAND()" office:value-type="float" office:value="0.785120768588968" calcext:value-type="float">
            <text:p>0.7851207686</text:p>
          </table:table-cell>
          <table:table-cell table:formula="of:=-0.8 + [.A71]*1.625+NORMINV(RAND();0; 0.1)" office:value-type="float" office:value="0.516547549971654" calcext:value-type="float">
            <text:p>0.51654755</text:p>
          </table:table-cell>
        </table:table-row>
        <table:table-row table:style-name="ro1">
          <table:table-cell table:formula="of:=RAND()" office:value-type="float" office:value="0.631485268822871" calcext:value-type="float">
            <text:p>0.6314852688</text:p>
          </table:table-cell>
          <table:table-cell table:formula="of:=-0.8 + [.A72]*1.625+NORMINV(RAND();0; 0.1)" office:value-type="float" office:value="0.0776560545236034" calcext:value-type="float">
            <text:p>0.0776560545</text:p>
          </table:table-cell>
        </table:table-row>
        <table:table-row table:style-name="ro1">
          <table:table-cell table:formula="of:=RAND()" office:value-type="float" office:value="0.97522674954962" calcext:value-type="float">
            <text:p>0.9752267495</text:p>
          </table:table-cell>
          <table:table-cell table:formula="of:=-0.8 + [.A73]*1.625+NORMINV(RAND();0; 0.1)" office:value-type="float" office:value="0.793397739468089" calcext:value-type="float">
            <text:p>0.7933977395</text:p>
          </table:table-cell>
        </table:table-row>
        <table:table-row table:style-name="ro1">
          <table:table-cell table:formula="of:=RAND()" office:value-type="float" office:value="0.348063981276937" calcext:value-type="float">
            <text:p>0.3480639813</text:p>
          </table:table-cell>
          <table:table-cell table:formula="of:=-0.8 + [.A74]*1.625+NORMINV(RAND();0; 0.1)" office:value-type="float" office:value="-0.319294648226796" calcext:value-type="float">
            <text:p>-0.3192946482</text:p>
          </table:table-cell>
        </table:table-row>
        <table:table-row table:style-name="ro1">
          <table:table-cell table:formula="of:=RAND()" office:value-type="float" office:value="0.871578700258397" calcext:value-type="float">
            <text:p>0.8715787003</text:p>
          </table:table-cell>
          <table:table-cell table:formula="of:=-0.8 + [.A75]*1.625+NORMINV(RAND();0; 0.1)" office:value-type="float" office:value="0.694481200140673" calcext:value-type="float">
            <text:p>0.6944812001</text:p>
          </table:table-cell>
        </table:table-row>
        <table:table-row table:style-name="ro1">
          <table:table-cell table:formula="of:=RAND()" office:value-type="float" office:value="0.282280263141729" calcext:value-type="float">
            <text:p>0.2822802631</text:p>
          </table:table-cell>
          <table:table-cell table:formula="of:=-0.8 + [.A76]*1.625+NORMINV(RAND();0; 0.1)" office:value-type="float" office:value="-0.443844211240098" calcext:value-type="float">
            <text:p>-0.4438442112</text:p>
          </table:table-cell>
        </table:table-row>
        <table:table-row table:style-name="ro1">
          <table:table-cell table:formula="of:=RAND()" office:value-type="float" office:value="0.00441768404562026" calcext:value-type="float">
            <text:p>0.004417684</text:p>
          </table:table-cell>
          <table:table-cell table:formula="of:=-0.8 + [.A77]*1.625+NORMINV(RAND();0; 0.1)" office:value-type="float" office:value="-0.750025998085278" calcext:value-type="float">
            <text:p>-0.7500259981</text:p>
          </table:table-cell>
        </table:table-row>
        <table:table-row table:style-name="ro1">
          <table:table-cell table:formula="of:=RAND()" office:value-type="float" office:value="0.944689820869826" calcext:value-type="float">
            <text:p>0.9446898209</text:p>
          </table:table-cell>
          <table:table-cell table:formula="of:=-0.8 + [.A78]*1.625+NORMINV(RAND();0; 0.1)" office:value-type="float" office:value="0.717658121198664" calcext:value-type="float">
            <text:p>0.7176581212</text:p>
          </table:table-cell>
        </table:table-row>
        <table:table-row table:style-name="ro1">
          <table:table-cell table:formula="of:=RAND()" office:value-type="float" office:value="0.564636762137525" calcext:value-type="float">
            <text:p>0.5646367621</text:p>
          </table:table-cell>
          <table:table-cell table:formula="of:=-0.8 + [.A79]*1.625+NORMINV(RAND();0; 0.1)" office:value-type="float" office:value="0.0861398800403553" calcext:value-type="float">
            <text:p>0.08613988</text:p>
          </table:table-cell>
        </table:table-row>
        <table:table-row table:style-name="ro1">
          <table:table-cell table:formula="of:=RAND()" office:value-type="float" office:value="0.745452938484959" calcext:value-type="float">
            <text:p>0.7454529385</text:p>
          </table:table-cell>
          <table:table-cell table:formula="of:=-0.8 + [.A80]*1.625+NORMINV(RAND();0; 0.1)" office:value-type="float" office:value="0.422529572889585" calcext:value-type="float">
            <text:p>0.4225295729</text:p>
          </table:table-cell>
        </table:table-row>
        <table:table-row table:style-name="ro1">
          <table:table-cell table:formula="of:=RAND()" office:value-type="float" office:value="0.268889181665145" calcext:value-type="float">
            <text:p>0.2688891817</text:p>
          </table:table-cell>
          <table:table-cell table:formula="of:=-0.8 + [.A81]*1.625+NORMINV(RAND();0; 0.1)" office:value-type="float" office:value="-0.479886356050526" calcext:value-type="float">
            <text:p>-0.4798863561</text:p>
          </table:table-cell>
        </table:table-row>
        <table:table-row table:style-name="ro1">
          <table:table-cell table:formula="of:=RAND()" office:value-type="float" office:value="0.509240469080396" calcext:value-type="float">
            <text:p>0.5092404691</text:p>
          </table:table-cell>
          <table:table-cell table:formula="of:=-0.8 + [.A82]*1.625+NORMINV(RAND();0; 0.1)" office:value-type="float" office:value="-0.035311217212556" calcext:value-type="float">
            <text:p>-0.0353112172</text:p>
          </table:table-cell>
        </table:table-row>
        <table:table-row table:style-name="ro1">
          <table:table-cell table:formula="of:=RAND()" office:value-type="float" office:value="0.0483735884772614" calcext:value-type="float">
            <text:p>0.0483735885</text:p>
          </table:table-cell>
          <table:table-cell table:formula="of:=-0.8 + [.A83]*1.625+NORMINV(RAND();0; 0.1)" office:value-type="float" office:value="-0.726487159753441" calcext:value-type="float">
            <text:p>-0.7264871598</text:p>
          </table:table-cell>
        </table:table-row>
        <table:table-row table:style-name="ro1">
          <table:table-cell table:formula="of:=RAND()" office:value-type="float" office:value="0.416385850287043" calcext:value-type="float">
            <text:p>0.4163858503</text:p>
          </table:table-cell>
          <table:table-cell table:formula="of:=-0.8 + [.A84]*1.625+NORMINV(RAND();0; 0.1)" office:value-type="float" office:value="-0.224293607061633" calcext:value-type="float">
            <text:p>-0.2242936071</text:p>
          </table:table-cell>
        </table:table-row>
        <table:table-row table:style-name="ro1">
          <table:table-cell table:formula="of:=RAND()" office:value-type="float" office:value="0.1846686367644" calcext:value-type="float">
            <text:p>0.1846686368</text:p>
          </table:table-cell>
          <table:table-cell table:formula="of:=-0.8 + [.A85]*1.625+NORMINV(RAND();0; 0.1)" office:value-type="float" office:value="-0.39546942611705" calcext:value-type="float">
            <text:p>-0.3954694261</text:p>
          </table:table-cell>
        </table:table-row>
        <table:table-row table:style-name="ro1">
          <table:table-cell table:formula="of:=RAND()" office:value-type="float" office:value="0.12705754803028" calcext:value-type="float">
            <text:p>0.127057548</text:p>
          </table:table-cell>
          <table:table-cell table:formula="of:=-0.8 + [.A86]*1.625+NORMINV(RAND();0; 0.1)" office:value-type="float" office:value="-0.511148197315186" calcext:value-type="float">
            <text:p>-0.5111481973</text:p>
          </table:table-cell>
        </table:table-row>
        <table:table-row table:style-name="ro1">
          <table:table-cell table:formula="of:=RAND()" office:value-type="float" office:value="0.0538048568414524" calcext:value-type="float">
            <text:p>0.0538048568</text:p>
          </table:table-cell>
          <table:table-cell table:formula="of:=-0.8 + [.A87]*1.625+NORMINV(RAND();0; 0.1)" office:value-type="float" office:value="-0.738469719951196" calcext:value-type="float">
            <text:p>-0.73846972</text:p>
          </table:table-cell>
        </table:table-row>
        <table:table-row table:style-name="ro1">
          <table:table-cell table:formula="of:=RAND()" office:value-type="float" office:value="0.834731718176045" calcext:value-type="float">
            <text:p>0.8347317182</text:p>
          </table:table-cell>
          <table:table-cell table:formula="of:=-0.8 + [.A88]*1.625+NORMINV(RAND();0; 0.1)" office:value-type="float" office:value="0.316949323514175" calcext:value-type="float">
            <text:p>0.3169493235</text:p>
          </table:table-cell>
        </table:table-row>
        <table:table-row table:style-name="ro1">
          <table:table-cell table:formula="of:=RAND()" office:value-type="float" office:value="0.51847654778976" calcext:value-type="float">
            <text:p>0.5184765478</text:p>
          </table:table-cell>
          <table:table-cell table:formula="of:=-0.8 + [.A89]*1.625+NORMINV(RAND();0; 0.1)" office:value-type="float" office:value="-0.0452297961959121" calcext:value-type="float">
            <text:p>-0.0452297962</text:p>
          </table:table-cell>
        </table:table-row>
        <table:table-row table:style-name="ro1">
          <table:table-cell table:formula="of:=RAND()" office:value-type="float" office:value="0.163961863494478" calcext:value-type="float">
            <text:p>0.1639618635</text:p>
          </table:table-cell>
          <table:table-cell table:formula="of:=-0.8 + [.A90]*1.625+NORMINV(RAND();0; 0.1)" office:value-type="float" office:value="-0.680335521235215" calcext:value-type="float">
            <text:p>-0.6803355212</text:p>
          </table:table-cell>
        </table:table-row>
        <table:table-row table:style-name="ro1">
          <table:table-cell table:formula="of:=RAND()" office:value-type="float" office:value="0.198730934760533" calcext:value-type="float">
            <text:p>0.1987309348</text:p>
          </table:table-cell>
          <table:table-cell table:formula="of:=-0.8 + [.A91]*1.625+NORMINV(RAND();0; 0.1)" office:value-type="float" office:value="-0.48197964671309" calcext:value-type="float">
            <text:p>-0.4819796467</text:p>
          </table:table-cell>
        </table:table-row>
        <table:table-row table:style-name="ro1">
          <table:table-cell table:formula="of:=RAND()" office:value-type="float" office:value="0.736278952215798" calcext:value-type="float">
            <text:p>0.7362789522</text:p>
          </table:table-cell>
          <table:table-cell table:formula="of:=-0.8 + [.A92]*1.625+NORMINV(RAND();0; 0.1)" office:value-type="float" office:value="0.544375405612358" calcext:value-type="float">
            <text:p>0.5443754056</text:p>
          </table:table-cell>
        </table:table-row>
        <table:table-row table:style-name="ro1">
          <table:table-cell table:formula="of:=RAND()" office:value-type="float" office:value="0.156695595360361" calcext:value-type="float">
            <text:p>0.1566955954</text:p>
          </table:table-cell>
          <table:table-cell table:formula="of:=-0.8 + [.A93]*1.625+NORMINV(RAND();0; 0.1)" office:value-type="float" office:value="-0.487712608170956" calcext:value-type="float">
            <text:p>-0.4877126082</text:p>
          </table:table-cell>
        </table:table-row>
        <table:table-row table:style-name="ro1">
          <table:table-cell table:formula="of:=RAND()" office:value-type="float" office:value="0.568799796863459" calcext:value-type="float">
            <text:p>0.5687997969</text:p>
          </table:table-cell>
          <table:table-cell table:formula="of:=-0.8 + [.A94]*1.625+NORMINV(RAND();0; 0.1)" office:value-type="float" office:value="0.0918457523973986" calcext:value-type="float">
            <text:p>0.0918457524</text:p>
          </table:table-cell>
        </table:table-row>
        <table:table-row table:style-name="ro1">
          <table:table-cell table:formula="of:=RAND()" office:value-type="float" office:value="0.453245380311273" calcext:value-type="float">
            <text:p>0.4532453803</text:p>
          </table:table-cell>
          <table:table-cell table:formula="of:=-0.8 + [.A95]*1.625+NORMINV(RAND();0; 0.1)" office:value-type="float" office:value="-0.0397956870621604" calcext:value-type="float">
            <text:p>-0.0397956871</text:p>
          </table:table-cell>
        </table:table-row>
        <table:table-row table:style-name="ro1">
          <table:table-cell table:formula="of:=RAND()" office:value-type="float" office:value="0.147183057037182" calcext:value-type="float">
            <text:p>0.147183057</text:p>
          </table:table-cell>
          <table:table-cell table:formula="of:=-0.8 + [.A96]*1.625+NORMINV(RAND();0; 0.1)" office:value-type="float" office:value="-0.445270171592398" calcext:value-type="float">
            <text:p>-0.4452701716</text:p>
          </table:table-cell>
        </table:table-row>
        <table:table-row table:style-name="ro1">
          <table:table-cell table:formula="of:=RAND()" office:value-type="float" office:value="0.933253644383512" calcext:value-type="float">
            <text:p>0.9332536444</text:p>
          </table:table-cell>
          <table:table-cell table:formula="of:=-0.8 + [.A97]*1.625+NORMINV(RAND();0; 0.1)" office:value-type="float" office:value="0.703329245841394" calcext:value-type="float">
            <text:p>0.7033292458</text:p>
          </table:table-cell>
        </table:table-row>
        <table:table-row table:style-name="ro1">
          <table:table-cell table:formula="of:=RAND()" office:value-type="float" office:value="0.525903546367772" calcext:value-type="float">
            <text:p>0.5259035464</text:p>
          </table:table-cell>
          <table:table-cell table:formula="of:=-0.8 + [.A98]*1.625+NORMINV(RAND();0; 0.1)" office:value-type="float" office:value="0.11686993753699" calcext:value-type="float">
            <text:p>0.1168699375</text:p>
          </table:table-cell>
        </table:table-row>
        <table:table-row table:style-name="ro1">
          <table:table-cell table:formula="of:=RAND()" office:value-type="float" office:value="0.322823397233151" calcext:value-type="float">
            <text:p>0.3228233972</text:p>
          </table:table-cell>
          <table:table-cell table:formula="of:=-0.8 + [.A99]*1.625+NORMINV(RAND();0; 0.1)" office:value-type="float" office:value="-0.204728983096971" calcext:value-type="float">
            <text:p>-0.2047289831</text:p>
          </table:table-cell>
        </table:table-row>
        <table:table-row table:style-name="ro1">
          <table:table-cell table:formula="of:=RAND()" office:value-type="float" office:value="0.962140725576319" calcext:value-type="float">
            <text:p>0.9621407256</text:p>
          </table:table-cell>
          <table:table-cell table:formula="of:=-0.8 + [.A100]*1.625+NORMINV(RAND();0; 0.1)" office:value-type="float" office:value="0.688429828822855" calcext:value-type="float">
            <text:p>0.6884298288</text:p>
          </table:table-cell>
        </table:table-row>
        <table:table-row table:style-name="ro1">
          <table:table-cell table:formula="of:=RAND()" office:value-type="float" office:value="0.997429038514383" calcext:value-type="float">
            <text:p>0.9974290385</text:p>
          </table:table-cell>
          <table:table-cell table:formula="of:=-0.8 + [.A101]*1.625+NORMINV(RAND();0; 0.1)" office:value-type="float" office:value="0.767667415973961" calcext:value-type="float">
            <text:p>0.767667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7:23:34.828151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7:23:36.308702999</meta:creation-date>
    <meta:editing-duration>PT7M17S</meta:editing-duration>
    <meta:editing-cycles>2</meta:editing-cycles>
    <meta:generator>LibreOffice/5.1.6.2$Linux_X86_64 LibreOffice_project/10m0$Build-2</meta:generator>
    <dc:date>2017-04-25T17:41:02.437052772</dc:date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86cm" svg:y="3.968cm" style:legend-expansion="high" chart:style-name="ch2"/>
        <chart:plot-area chart:style-name="ch3" table:cell-range-address="Sheet1.A1:Sheet1.B101" chart:data-source-has-labels="row" svg:x="0.32cm" svg:y="0.18cm" svg:width="12.546cm" svg:height="8.64cm">
          <chartooo:coordinate-region svg:x="1.17cm" svg:y="0.371cm" svg:width="11.449cm" svg:height="8.2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scatter">
            <chart:domain table:cell-range-address="Sheet1.A2:Sheet1.A101"/>
            <chart:regression-curve chart:style-name="ch7">
              <chart:equation chart:display-equation="true" chart:display-r-square="true"/>
            </chart:regression-curve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0021233889274">
                <text:p>0.840021233889274</text:p>
                <draw:g>
                  <svg:desc>Sheet1.A2:Sheet1.A101</svg:desc>
                </draw:g>
              </table:table-cell>
              <table:table-cell office:value-type="float" office:value="0.540267800803568">
                <text:p>0.540267800803568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224499846343">
                <text:p>0.62224499846343</text:p>
              </table:table-cell>
              <table:table-cell office:value-type="float" office:value="0.297556315024701">
                <text:p>0.297556315024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3051336291246">
                <text:p>0.273051336291246</text:p>
              </table:table-cell>
              <table:table-cell office:value-type="float" office:value="-0.337134204582575">
                <text:p>-0.337134204582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031828985549">
                <text:p>0.213031828985549</text:p>
              </table:table-cell>
              <table:table-cell office:value-type="float" office:value="-0.702011107050848">
                <text:p>-0.702011107050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8552675559185">
                <text:p>0.588552675559185</text:p>
              </table:table-cell>
              <table:table-cell office:value-type="float" office:value="0.278575488868916">
                <text:p>0.278575488868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25221041450277">
                <text:p>0.0825221041450277</text:p>
              </table:table-cell>
              <table:table-cell office:value-type="float" office:value="-0.537850947798754">
                <text:p>-0.537850947798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209352486767">
                <text:p>0.971209352486767</text:p>
              </table:table-cell>
              <table:table-cell office:value-type="float" office:value="0.734047045332153">
                <text:p>0.734047045332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366717628669">
                <text:p>0.93366717628669</text:p>
              </table:table-cell>
              <table:table-cell office:value-type="float" office:value="0.615299620630343">
                <text:p>0.61529962063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5461802459322">
                <text:p>0.365461802459322</text:p>
              </table:table-cell>
              <table:table-cell office:value-type="float" office:value="-0.190056788190954">
                <text:p>-0.190056788190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7091764812358">
                <text:p>0.117091764812358</text:p>
              </table:table-cell>
              <table:table-cell office:value-type="float" office:value="-0.528576831638914">
                <text:p>-0.528576831638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0434497701935">
                <text:p>0.230434497701935</text:p>
              </table:table-cell>
              <table:table-cell office:value-type="float" office:value="-0.578273122859063">
                <text:p>-0.578273122859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1635180353187">
                <text:p>0.911635180353187</text:p>
              </table:table-cell>
              <table:table-cell office:value-type="float" office:value="0.724434475109677">
                <text:p>0.724434475109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9604375683703">
                <text:p>0.499604375683703</text:p>
              </table:table-cell>
              <table:table-cell office:value-type="float" office:value="-0.0405153658541745">
                <text:p>-0.0405153658541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6267388085835">
                <text:p>0.846267388085835</text:p>
              </table:table-cell>
              <table:table-cell office:value-type="float" office:value="0.481288170112142">
                <text:p>0.481288170112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4983874126337">
                <text:p>0.224983874126337</text:p>
              </table:table-cell>
              <table:table-cell office:value-type="float" office:value="-0.320808208442911">
                <text:p>-0.320808208442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9643527152948">
                <text:p>0.569643527152948</text:p>
              </table:table-cell>
              <table:table-cell office:value-type="float" office:value="0.196767297694475">
                <text:p>0.196767297694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2094192053191">
                <text:p>0.972094192053191</text:p>
              </table:table-cell>
              <table:table-cell office:value-type="float" office:value="0.741222074769136">
                <text:p>0.741222074769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4820879739709">
                <text:p>0.584820879739709</text:p>
              </table:table-cell>
              <table:table-cell office:value-type="float" office:value="0.14428257776253">
                <text:p>0.14428257776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4913234817795">
                <text:p>0.594913234817795</text:p>
              </table:table-cell>
              <table:table-cell office:value-type="float" office:value="-0.119820719388519">
                <text:p>-0.119820719388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3364711278118">
                <text:p>0.353364711278118</text:p>
              </table:table-cell>
              <table:table-cell office:value-type="float" office:value="-0.240413771271262">
                <text:p>-0.240413771271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8618053509854">
                <text:p>0.378618053509854</text:p>
              </table:table-cell>
              <table:table-cell office:value-type="float" office:value="-0.218337695546782">
                <text:p>-0.218337695546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347010649275">
                <text:p>0.60347010649275</text:p>
              </table:table-cell>
              <table:table-cell office:value-type="float" office:value="0.225104038146232">
                <text:p>0.225104038146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0006223260425">
                <text:p>0.300006223260425</text:p>
              </table:table-cell>
              <table:table-cell office:value-type="float" office:value="-0.361948564021578">
                <text:p>-0.361948564021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0314081641845">
                <text:p>0.470314081641845</text:p>
              </table:table-cell>
              <table:table-cell office:value-type="float" office:value="-0.0480726044744913">
                <text:p>-0.0480726044744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931085487362">
                <text:p>0.67931085487362</text:p>
              </table:table-cell>
              <table:table-cell office:value-type="float" office:value="0.410380234552657">
                <text:p>0.410380234552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200139618479">
                <text:p>0.579200139618479</text:p>
              </table:table-cell>
              <table:table-cell office:value-type="float" office:value="0.0535161394800145">
                <text:p>0.0535161394800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1932675219141">
                <text:p>0.841932675219141</text:p>
              </table:table-cell>
              <table:table-cell office:value-type="float" office:value="0.519078905262025">
                <text:p>0.519078905262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1904549994506">
                <text:p>0.361904549994506</text:p>
              </table:table-cell>
              <table:table-cell office:value-type="float" office:value="-0.380061772530804">
                <text:p>-0.380061772530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3873050636612">
                <text:p>0.833873050636612</text:p>
              </table:table-cell>
              <table:table-cell office:value-type="float" office:value="0.622883417086503">
                <text:p>0.622883417086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0789977093227">
                <text:p>0.570789977093227</text:p>
              </table:table-cell>
              <table:table-cell office:value-type="float" office:value="-0.0492986887186427">
                <text:p>-0.0492986887186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2299207835458">
                <text:p>0.242299207835458</text:p>
              </table:table-cell>
              <table:table-cell office:value-type="float" office:value="-0.398494402859978">
                <text:p>-0.398494402859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7002736725844">
                <text:p>0.437002736725844</text:p>
              </table:table-cell>
              <table:table-cell office:value-type="float" office:value="-0.116354446455116">
                <text:p>-0.1163544464551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537405023817">
                <text:p>0.38537405023817</text:p>
              </table:table-cell>
              <table:table-cell office:value-type="float" office:value="-0.116445776630737">
                <text:p>-0.116445776630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9058046848513">
                <text:p>0.379058046848513</text:p>
              </table:table-cell>
              <table:table-cell office:value-type="float" office:value="-0.370493083298746">
                <text:p>-0.370493083298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848129354883">
                <text:p>0.98848129354883</text:p>
              </table:table-cell>
              <table:table-cell office:value-type="float" office:value="0.875670609910795">
                <text:p>0.875670609910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2288788021542">
                <text:p>0.802288788021542</text:p>
              </table:table-cell>
              <table:table-cell office:value-type="float" office:value="0.544547313892741">
                <text:p>0.5445473138927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26098360703327">
                <text:p>0.826098360703327</text:p>
              </table:table-cell>
              <table:table-cell office:value-type="float" office:value="0.501560717711483">
                <text:p>0.501560717711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0582052753307">
                <text:p>0.760582052753307</text:p>
              </table:table-cell>
              <table:table-cell office:value-type="float" office:value="0.608379153534052">
                <text:p>0.608379153534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5527823227458">
                <text:p>0.375527823227458</text:p>
              </table:table-cell>
              <table:table-cell office:value-type="float" office:value="-0.130440230461026">
                <text:p>-0.130440230461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7072773664258">
                <text:p>0.777072773664258</text:p>
              </table:table-cell>
              <table:table-cell office:value-type="float" office:value="0.540856972747443">
                <text:p>0.540856972747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4626061893068">
                <text:p>0.264626061893068</text:p>
              </table:table-cell>
              <table:table-cell office:value-type="float" office:value="-0.449630686102458">
                <text:p>-0.4496306861024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1741176689975">
                <text:p>0.361741176689975</text:p>
              </table:table-cell>
              <table:table-cell office:value-type="float" office:value="-0.26296797844822">
                <text:p>-0.26296797844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2267611599527">
                <text:p>0.292267611599527</text:p>
              </table:table-cell>
              <table:table-cell office:value-type="float" office:value="-0.309925052931229">
                <text:p>-0.309925052931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85952479531989">
                <text:p>0.0985952479531989</text:p>
              </table:table-cell>
              <table:table-cell office:value-type="float" office:value="-0.661555752112777">
                <text:p>-0.661555752112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3666147948243">
                <text:p>0.763666147948243</text:p>
              </table:table-cell>
              <table:table-cell office:value-type="float" office:value="0.377563402496665">
                <text:p>0.377563402496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60323008289561">
                <text:p>0.0760323008289561</text:p>
              </table:table-cell>
              <table:table-cell office:value-type="float" office:value="-0.769519728472233">
                <text:p>-0.769519728472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06935891089961">
                <text:p>0.0106935891089961</text:p>
              </table:table-cell>
              <table:table-cell office:value-type="float" office:value="-0.76496702362232">
                <text:p>-0.76496702362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159540577326">
                <text:p>0.78159540577326</text:p>
              </table:table-cell>
              <table:table-cell office:value-type="float" office:value="0.541318705712957">
                <text:p>0.541318705712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5234470772557">
                <text:p>0.825234470772557</text:p>
              </table:table-cell>
              <table:table-cell office:value-type="float" office:value="0.775117800813515">
                <text:p>0.775117800813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6427147793584">
                <text:p>0.776427147793584</text:p>
              </table:table-cell>
              <table:table-cell office:value-type="float" office:value="0.381785932343976">
                <text:p>0.381785932343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345186025836">
                <text:p>0.773345186025836</text:p>
              </table:table-cell>
              <table:table-cell office:value-type="float" office:value="0.405948677956523">
                <text:p>0.405948677956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9887848587241">
                <text:p>0.49887848587241</text:p>
              </table:table-cell>
              <table:table-cell office:value-type="float" office:value="-0.249747957602213">
                <text:p>-0.2497479576022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89847850287333">
                <text:p>0.0989847850287333</text:p>
              </table:table-cell>
              <table:table-cell office:value-type="float" office:value="-0.634586826719535">
                <text:p>-0.634586826719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1435859571211">
                <text:p>0.601435859571211</text:p>
              </table:table-cell>
              <table:table-cell office:value-type="float" office:value="0.377017783440292">
                <text:p>0.377017783440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1701679951511">
                <text:p>0.311701679951511</text:p>
              </table:table-cell>
              <table:table-cell office:value-type="float" office:value="-0.480445125912506">
                <text:p>-0.480445125912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6935536316596">
                <text:p>0.296935536316596</text:p>
              </table:table-cell>
              <table:table-cell office:value-type="float" office:value="-0.323852375993131">
                <text:p>-0.323852375993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5850003077649">
                <text:p>0.355850003077649</text:p>
              </table:table-cell>
              <table:table-cell office:value-type="float" office:value="-0.296793329018494">
                <text:p>-0.296793329018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3359087179415">
                <text:p>0.773359087179415</text:p>
              </table:table-cell>
              <table:table-cell office:value-type="float" office:value="0.516413400642326">
                <text:p>0.5164134006423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2599287522025">
                <text:p>0.602599287522025</text:p>
              </table:table-cell>
              <table:table-cell office:value-type="float" office:value="0.248424469099102">
                <text:p>0.248424469099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7669167374261">
                <text:p>0.647669167374261</text:p>
              </table:table-cell>
              <table:table-cell office:value-type="float" office:value="0.190052847835163">
                <text:p>0.1900528478351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5270047592931">
                <text:p>0.895270047592931</text:p>
              </table:table-cell>
              <table:table-cell office:value-type="float" office:value="0.544274481114443">
                <text:p>0.5442744811144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6301092482172">
                <text:p>0.166301092482172</text:p>
              </table:table-cell>
              <table:table-cell office:value-type="float" office:value="-0.611067220833616">
                <text:p>-0.611067220833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3815486594103">
                <text:p>0.913815486594103</text:p>
              </table:table-cell>
              <table:table-cell office:value-type="float" office:value="0.798018748630005">
                <text:p>0.79801874863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6751261600293">
                <text:p>0.326751261600293</text:p>
              </table:table-cell>
              <table:table-cell office:value-type="float" office:value="-0.24434083190472">
                <text:p>-0.24434083190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6062104809098">
                <text:p>0.356062104809098</text:p>
              </table:table-cell>
              <table:table-cell office:value-type="float" office:value="-0.27508254230036">
                <text:p>-0.27508254230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117055908777">
                <text:p>0.325117055908777</text:p>
              </table:table-cell>
              <table:table-cell office:value-type="float" office:value="-0.14229883565435">
                <text:p>-0.14229883565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5725990426727">
                <text:p>0.785725990426727</text:p>
              </table:table-cell>
              <table:table-cell office:value-type="float" office:value="0.442909729701949">
                <text:p>0.442909729701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8093556347303">
                <text:p>0.838093556347303</text:p>
              </table:table-cell>
              <table:table-cell office:value-type="float" office:value="0.723948533425638">
                <text:p>0.7239485334256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719544231426">
                <text:p>0.73719544231426</text:p>
              </table:table-cell>
              <table:table-cell office:value-type="float" office:value="0.357248186028807">
                <text:p>0.357248186028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5120768588968">
                <text:p>0.785120768588968</text:p>
              </table:table-cell>
              <table:table-cell office:value-type="float" office:value="0.516547549971654">
                <text:p>0.516547549971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1485268822871">
                <text:p>0.631485268822871</text:p>
              </table:table-cell>
              <table:table-cell office:value-type="float" office:value="0.0776560545236034">
                <text:p>0.0776560545236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522674954962">
                <text:p>0.97522674954962</text:p>
              </table:table-cell>
              <table:table-cell office:value-type="float" office:value="0.793397739468089">
                <text:p>0.7933977394680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8063981276937">
                <text:p>0.348063981276937</text:p>
              </table:table-cell>
              <table:table-cell office:value-type="float" office:value="-0.319294648226796">
                <text:p>-0.319294648226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71578700258397">
                <text:p>0.871578700258397</text:p>
              </table:table-cell>
              <table:table-cell office:value-type="float" office:value="0.694481200140673">
                <text:p>0.6944812001406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2280263141729">
                <text:p>0.282280263141729</text:p>
              </table:table-cell>
              <table:table-cell office:value-type="float" office:value="-0.443844211240098">
                <text:p>-0.443844211240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41768404562026">
                <text:p>0.00441768404562026</text:p>
              </table:table-cell>
              <table:table-cell office:value-type="float" office:value="-0.750025998085278">
                <text:p>-0.750025998085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44689820869826">
                <text:p>0.944689820869826</text:p>
              </table:table-cell>
              <table:table-cell office:value-type="float" office:value="0.717658121198664">
                <text:p>0.7176581211986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4636762137525">
                <text:p>0.564636762137525</text:p>
              </table:table-cell>
              <table:table-cell office:value-type="float" office:value="0.0861398800403553">
                <text:p>0.0861398800403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45452938484959">
                <text:p>0.745452938484959</text:p>
              </table:table-cell>
              <table:table-cell office:value-type="float" office:value="0.422529572889585">
                <text:p>0.4225295728895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8889181665145">
                <text:p>0.268889181665145</text:p>
              </table:table-cell>
              <table:table-cell office:value-type="float" office:value="-0.479886356050526">
                <text:p>-0.479886356050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9240469080396">
                <text:p>0.509240469080396</text:p>
              </table:table-cell>
              <table:table-cell office:value-type="float" office:value="-0.035311217212556">
                <text:p>-0.0353112172125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83735884772614">
                <text:p>0.0483735884772614</text:p>
              </table:table-cell>
              <table:table-cell office:value-type="float" office:value="-0.726487159753441">
                <text:p>-0.7264871597534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6385850287043">
                <text:p>0.416385850287043</text:p>
              </table:table-cell>
              <table:table-cell office:value-type="float" office:value="-0.224293607061633">
                <text:p>-0.2242936070616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46686367644">
                <text:p>0.1846686367644</text:p>
              </table:table-cell>
              <table:table-cell office:value-type="float" office:value="-0.39546942611705">
                <text:p>-0.395469426117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705754803028">
                <text:p>0.12705754803028</text:p>
              </table:table-cell>
              <table:table-cell office:value-type="float" office:value="-0.511148197315186">
                <text:p>-0.511148197315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38048568414524">
                <text:p>0.0538048568414524</text:p>
              </table:table-cell>
              <table:table-cell office:value-type="float" office:value="-0.738469719951196">
                <text:p>-0.738469719951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34731718176045">
                <text:p>0.834731718176045</text:p>
              </table:table-cell>
              <table:table-cell office:value-type="float" office:value="0.316949323514175">
                <text:p>0.316949323514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847654778976">
                <text:p>0.51847654778976</text:p>
              </table:table-cell>
              <table:table-cell office:value-type="float" office:value="-0.0452297961959121">
                <text:p>-0.04522979619591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3961863494478">
                <text:p>0.163961863494478</text:p>
              </table:table-cell>
              <table:table-cell office:value-type="float" office:value="-0.680335521235215">
                <text:p>-0.6803355212352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8730934760533">
                <text:p>0.198730934760533</text:p>
              </table:table-cell>
              <table:table-cell office:value-type="float" office:value="-0.48197964671309">
                <text:p>-0.48197964671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6278952215798">
                <text:p>0.736278952215798</text:p>
              </table:table-cell>
              <table:table-cell office:value-type="float" office:value="0.544375405612358">
                <text:p>0.544375405612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6695595360361">
                <text:p>0.156695595360361</text:p>
              </table:table-cell>
              <table:table-cell office:value-type="float" office:value="-0.487712608170956">
                <text:p>-0.4877126081709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8799796863459">
                <text:p>0.568799796863459</text:p>
              </table:table-cell>
              <table:table-cell office:value-type="float" office:value="0.0918457523973986">
                <text:p>0.0918457523973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53245380311273">
                <text:p>0.453245380311273</text:p>
              </table:table-cell>
              <table:table-cell office:value-type="float" office:value="-0.0397956870621604">
                <text:p>-0.0397956870621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7183057037182">
                <text:p>0.147183057037182</text:p>
              </table:table-cell>
              <table:table-cell office:value-type="float" office:value="-0.445270171592398">
                <text:p>-0.445270171592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3253644383512">
                <text:p>0.933253644383512</text:p>
              </table:table-cell>
              <table:table-cell office:value-type="float" office:value="0.703329245841394">
                <text:p>0.703329245841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5903546367772">
                <text:p>0.525903546367772</text:p>
              </table:table-cell>
              <table:table-cell office:value-type="float" office:value="0.11686993753699">
                <text:p>0.11686993753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2823397233151">
                <text:p>0.322823397233151</text:p>
              </table:table-cell>
              <table:table-cell office:value-type="float" office:value="-0.204728983096971">
                <text:p>-0.204728983096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62140725576319">
                <text:p>0.962140725576319</text:p>
              </table:table-cell>
              <table:table-cell office:value-type="float" office:value="0.688429828822855">
                <text:p>0.688429828822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7429038514383">
                <text:p>0.997429038514383</text:p>
              </table:table-cell>
              <table:table-cell office:value-type="float" office:value="0.767667415973961">
                <text:p>0.767667415973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